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Para un ensayo de unas 6000 palabras —ambicioso, profundo, con vocación de claridad conceptual— lo más importante es construir <text:span text:style-name="Strong_20_Emphasis">una arquitectura sólida</text:span>. Esa estructura será el esqueleto que sostendrá todo el razonamiento, y te permitirá ir añadiendo capas sin perder coherencia.</text:p>
      <text:p text:style-name="Text_20_body">Aquí te propongo una <text:span text:style-name="Strong_20_Emphasis">estructura respetable, clara y profesional</text:span>, adecuada para un ensayo filosófico‑científico como el que estás construyendo. Es flexible, pero suficientemente rigurosa para que el texto final tenga peso y autoridad.</text:p>
      <text:p text:style-name="Horizontal_20_Line"/>
      <text:h text:style-name="Heading_20_1" text:outline-level="1">🧱 <text:span text:style-name="Strong_20_Emphasis">Estructura propuesta para el ensayo</text:span></text:h>
      <text:h text:style-name="Heading_20_2" text:outline-level="2"><text:span text:style-name="Strong_20_Emphasis">1. Portada o encabezado (opcional)</text:span></text:h>
      <text:list xml:id="list617149165" text:style-name="L1">
        <text:list-item>
          <text:p text:style-name="P2">Título del ensayo </text:p>
        </text:list-item>
        <text:list-item>
          <text:p text:style-name="P2">Subtítulo (si lo deseas) </text:p>
        </text:list-item>
        <text:list-item>
          <text:p text:style-name="P2">Tu nombre como autor </text:p>
        </text:list-item>
        <text:list-item>
          <text:p text:style-name="P1">Fecha </text:p>
        </text:list-item>
      </text:list>
      <text:p text:style-name="Text_20_body">Esto no es obligatorio, pero da presencia y formalidad.</text:p>
      <text:p text:style-name="Horizontal_20_Line"/>
      <text:h text:style-name="Heading_20_2" text:outline-level="2"><text:span text:style-name="Strong_20_Emphasis">2. Introducción general</text:span></text:h>
      <text:p text:style-name="Text_20_body">Objetivos de esta sección:</text:p>
      <text:list xml:id="list3228034380" text:style-name="L2">
        <text:list-item>
          <text:p text:style-name="P4">Presentar el propósito del ensayo. </text:p>
        </text:list-item>
        <text:list-item>
          <text:p text:style-name="P4">Explicar por qué el tema es relevante. </text:p>
        </text:list-item>
        <text:list-item>
          <text:p text:style-name="P4">Introducir la idea central sin desarrollarla. </text:p>
        </text:list-item>
        <text:list-item>
          <text:p text:style-name="P4">Preparar al lector para el enfoque conceptual. </text:p>
        </text:list-item>
        <text:list-item>
          <text:p text:style-name="P3">Explicar brevemente el método o perspectiva del ensayo. </text:p>
        </text:list-item>
      </text:list>
      <text:p text:style-name="Text_20_body">La introducción debe responder a:</text:p>
      <text:list xml:id="list1713611154" text:style-name="L3">
        <text:list-item>
          <text:p text:style-name="P6">¿Qué queremos mostrar? </text:p>
        </text:list-item>
        <text:list-item>
          <text:p text:style-name="P6">¿Por qué importa? </text:p>
        </text:list-item>
        <text:list-item>
          <text:p text:style-name="P6">¿Qué enfoque adoptaremos? </text:p>
        </text:list-item>
        <text:list-item>
          <text:p text:style-name="P5">¿Qué no vamos a tratar todavía? </text:p>
        </text:list-item>
      </text:list>
      <text:p text:style-name="Horizontal_20_Line"/>
      <text:h text:style-name="Heading_20_2" text:outline-level="2"><text:span text:style-name="Strong_20_Emphasis">3. Contexto conceptual (marco teórico)</text:span></text:h>
      <text:p text:style-name="Text_20_body">Aquí se establece el terreno:</text:p>
      <text:list xml:id="list3370641818" text:style-name="L4">
        <text:list-item>
          <text:p text:style-name="P8">Qué entendemos por “vida” en este ensayo. </text:p>
        </text:list-item>
        <text:list-item>
          <text:p text:style-name="P8">Qué entendemos por “sistema inteligente”. </text:p>
        </text:list-item>
        <text:list-item>
          <text:p text:style-name="P8"><text:soft-page-break/>Qué significa “máquina de cálculo” en este contexto. </text:p>
        </text:list-item>
        <text:list-item>
          <text:p text:style-name="P8">Por qué necesitamos un modelo simplificado. </text:p>
        </text:list-item>
        <text:list-item>
          <text:p text:style-name="P7">Qué dejamos fuera deliberadamente (conciencia, biología real, etc.). </text:p>
        </text:list-item>
      </text:list>
      <text:p text:style-name="Text_20_body">Esta sección prepara al lector para comprender el modelo sin confusiones.</text:p>
      <text:p text:style-name="Horizontal_20_Line"/>
      <text:h text:style-name="Heading_20_2" text:outline-level="2"><text:span text:style-name="Strong_20_Emphasis">4. Presentación del modelo funcional mínimo</text:span></text:h>
      <text:p text:style-name="Text_20_body">Esta sección describe el modelo sin interpretarlo todavía:</text:p>
      <text:list xml:id="list3018098235" text:style-name="L5">
        <text:list-item>
          <text:p text:style-name="P10">Componentes del sistema. </text:p>
        </text:list-item>
        <text:list-item>
          <text:p text:style-name="P10">Funciones básicas. </text:p>
        </text:list-item>
        <text:list-item>
          <text:p text:style-name="P10">Ciclo de vida del individuo. </text:p>
        </text:list-item>
        <text:list-item>
          <text:p text:style-name="P10">Flujo general del cálculo. </text:p>
        </text:list-item>
        <text:list-item>
          <text:p text:style-name="P9">Ejemplo ilustrativo (como el tablero). </text:p>
        </text:list-item>
      </text:list>
      <text:p text:style-name="Text_20_body">Aquí se explica <text:span text:style-name="Strong_20_Emphasis">cómo funciona</text:span> el modelo, no <text:span text:style-name="Strong_20_Emphasis">qué significa</text:span>.</text:p>
      <text:p text:style-name="Horizontal_20_Line"/>
      <text:h text:style-name="Heading_20_2" text:outline-level="2"><text:span text:style-name="Strong_20_Emphasis">5. Listado de temas o dimensiones del individuo</text:span></text:h>
      <text:p text:style-name="Text_20_body">Una sección puente entre la descripción del modelo y el análisis profundo.</text:p>
      <text:p text:style-name="Text_20_body">Aquí enumeras —sin desarrollar todavía— las dimensiones que analizarás después:</text:p>
      <text:list xml:id="list3658333995" text:style-name="L6">
        <text:list-item>
          <text:p text:style-name="P12">El individuo como nodo operativo. </text:p>
        </text:list-item>
        <text:list-item>
          <text:p text:style-name="P12">El individuo como estado del cálculo. </text:p>
        </text:list-item>
        <text:list-item>
          <text:p text:style-name="P12">El individuo como portador de memoria. </text:p>
        </text:list-item>
        <text:list-item>
          <text:p text:style-name="P12">El individuo como unidad mínima de procesamiento. </text:p>
        </text:list-item>
        <text:list-item>
          <text:p text:style-name="P12">El individuo como generador de futuros. </text:p>
        </text:list-item>
        <text:list-item>
          <text:p text:style-name="P12">La irrelevancia de su conciencia. </text:p>
        </text:list-item>
        <text:list-item>
          <text:p text:style-name="P12">La singularidad de cada individuo. </text:p>
        </text:list-item>
        <text:list-item>
          <text:p text:style-name="P12">La no‑redundancia. </text:p>
        </text:list-item>
        <text:list-item>
          <text:p text:style-name="P12">La dependencia del sistema. </text:p>
        </text:list-item>
        <text:list-item>
          <text:p text:style-name="P12">La aparente independencia. </text:p>
        </text:list-item>
        <text:list-item>
          <text:p text:style-name="P11">Etc. </text:p>
        </text:list-item>
      </text:list>
      <text:p text:style-name="Text_20_body">Esta sección funciona como <text:span text:style-name="Strong_20_Emphasis">índice conceptual</text:span>.</text:p>
      <text:p text:style-name="Horizontal_20_Line"/>
      <text:h text:style-name="Heading_20_2" text:outline-level="2"><text:span text:style-name="Strong_20_Emphasis">6. Desarrollo detallado (núcleo del ensayo)</text:span></text:h>
      <text:p text:style-name="Text_20_body">Esta es la parte más extensa.<text:line-break/>Aquí desarrollas cada tema del listado anterior, uno por uno.</text:p>
      <text:p text:style-name="Text_20_body"><text:soft-page-break/>Puedes dividirla en capítulos o subsecciones:</text:p>
      <text:h text:style-name="Heading_20_3" text:outline-level="3"><text:span text:style-name="Strong_20_Emphasis">6.1. El individuo como módulo operativo del sistema</text:span></text:h>
      <text:h text:style-name="Heading_20_3" text:outline-level="3"><text:span text:style-name="Strong_20_Emphasis">6.2. El individuo como estado del proceso</text:span></text:h>
      <text:h text:style-name="Heading_20_3" text:outline-level="3"><text:span text:style-name="Strong_20_Emphasis">6.3. El individuo como portador de memoria heredada</text:span></text:h>
      <text:h text:style-name="Heading_20_3" text:outline-level="3"><text:span text:style-name="Strong_20_Emphasis">6.4. El individuo como ejecutor de un paso trivial</text:span></text:h>
      <text:h text:style-name="Heading_20_3" text:outline-level="3"><text:span text:style-name="Strong_20_Emphasis">6.5. La separación entre inteligencia del sistema e inteligencia del individuo</text:span></text:h>
      <text:h text:style-name="Heading_20_3" text:outline-level="3"><text:span text:style-name="Strong_20_Emphasis">6.6. La singularidad y no‑redundancia</text:span></text:h>
      <text:h text:style-name="Heading_20_3" text:outline-level="3"><text:span text:style-name="Strong_20_Emphasis">6.7. El individuo como generador de futuros posibles</text:span></text:h>
      <text:h text:style-name="Heading_20_3" text:outline-level="3"><text:span text:style-name="Strong_20_Emphasis">6.8. La dependencia estructural del sistema</text:span></text:h>
      <text:h text:style-name="Heading_20_3" text:outline-level="3"><text:span text:style-name="Strong_20_Emphasis">6.9. La falsa independencia del individuo</text:span></text:h>
      <text:h text:style-name="Heading_20_3" text:outline-level="3"><text:span text:style-name="Strong_20_Emphasis">6.10. El individuo como parte y expresión del sistema</text:span></text:h>
      <text:p text:style-name="Text_20_body">Cada sección debe:</text:p>
      <text:list xml:id="list1396448805" text:style-name="L7">
        <text:list-item>
          <text:p text:style-name="P14">Presentar la idea. </text:p>
        </text:list-item>
        <text:list-item>
          <text:p text:style-name="P14">Explicarla con claridad. </text:p>
        </text:list-item>
        <text:list-item>
          <text:p text:style-name="P14">Conectarla con el modelo. </text:p>
        </text:list-item>
        <text:list-item>
          <text:p text:style-name="P13">Mostrar su relevancia para entender la “inteligencia oculta”. </text:p>
        </text:list-item>
      </text:list>
      <text:p text:style-name="Horizontal_20_Line"/>
      <text:h text:style-name="Heading_20_2" text:outline-level="2"><text:span text:style-name="Strong_20_Emphasis">7. Integración: la inteligencia oculta del sistema</text:span></text:h>
      <text:p text:style-name="Text_20_body">Una sección clave donde unes todas las piezas:</text:p>
      <text:list xml:id="list2206923972" text:style-name="L8">
        <text:list-item>
          <text:p text:style-name="P16">Cómo emerge la inteligencia del sistema. </text:p>
        </text:list-item>
        <text:list-item>
          <text:p text:style-name="P16">Por qué no está en los individuos. </text:p>
        </text:list-item>
        <text:list-item>
          <text:p text:style-name="P16">Por qué parece invisible. </text:p>
        </text:list-item>
        <text:list-item>
          <text:p text:style-name="P16">Por qué parece externa o superior. </text:p>
        </text:list-item>
        <text:list-item>
          <text:p text:style-name="P15">Cómo el modelo simple revela el mecanismo real. </text:p>
        </text:list-item>
      </text:list>
      <text:p text:style-name="Text_20_body">Esta sección es el corazón conceptual del ensayo.</text:p>
      <text:p text:style-name="Horizontal_20_Line"/>
      <text:h text:style-name="Heading_20_2" text:outline-level="2"><text:span text:style-name="Strong_20_Emphasis">8. Discusión y proyección</text:span></text:h>
      <text:p text:style-name="Text_20_body">Aquí puedes:</text:p>
      <text:list xml:id="list3375857379" text:style-name="L9">
        <text:list-item>
          <text:p text:style-name="P18"><text:soft-page-break/>Comparar el modelo con la vida real. </text:p>
        </text:list-item>
        <text:list-item>
          <text:p text:style-name="P18">Explicar qué aspectos quedan fuera. </text:p>
        </text:list-item>
        <text:list-item>
          <text:p text:style-name="P18">Señalar límites del modelo. </text:p>
        </text:list-item>
        <text:list-item>
          <text:p text:style-name="P18">Proponer direcciones futuras (conciencia, membranas, ecología, etc.). </text:p>
        </text:list-item>
        <text:list-item>
          <text:p text:style-name="P17">Mostrar cómo este modelo puede ampliarse. </text:p>
        </text:list-item>
      </text:list>
      <text:p text:style-name="Horizontal_20_Line"/>
      <text:h text:style-name="Heading_20_2" text:outline-level="2"><text:span text:style-name="Strong_20_Emphasis">9. Conclusiones</text:span></text:h>
      <text:p text:style-name="Text_20_body">Una síntesis final:</text:p>
      <text:list xml:id="list3019929179" text:style-name="L10">
        <text:list-item>
          <text:p text:style-name="P20">Qué hemos demostrado. </text:p>
        </text:list-item>
        <text:list-item>
          <text:p text:style-name="P20">Qué aporta este modelo. </text:p>
        </text:list-item>
        <text:list-item>
          <text:p text:style-name="P20">Qué cambia en nuestra comprensión de la vida. </text:p>
        </text:list-item>
        <text:list-item>
          <text:p text:style-name="P19">Por qué este enfoque es valioso. </text:p>
        </text:list-item>
      </text:list>
      <text:p text:style-name="Text_20_body">Debe ser breve, contundente y clara.</text:p>
      <text:p text:style-name="Horizontal_20_Line"/>
      <text:h text:style-name="Heading_20_2" text:outline-level="2"><text:span text:style-name="Strong_20_Emphasis">10. Epílogo opcional</text:span></text:h>
      <text:p text:style-name="Text_20_body">Un cierre más poético, filosófico o evocador.<text:line-break/>No es obligatorio, pero puede dar un toque memorable.</text:p>
      <text:p text:style-name="Horizontal_20_Line"/>
      <text:h text:style-name="Heading_20_2" text:outline-level="2"><text:span text:style-name="Strong_20_Emphasis">11. Bibliografía o referencias (si decides incluirlas)</text:span></text:h>
      <text:p text:style-name="Text_20_body">Aunque el ensayo es conceptual, puedes añadir:</text:p>
      <text:list xml:id="list4032561269" text:style-name="L11">
        <text:list-item>
          <text:p text:style-name="P22">referencias a teoría de sistemas, </text:p>
        </text:list-item>
        <text:list-item>
          <text:p text:style-name="P22">algoritmos evolutivos, </text:p>
        </text:list-item>
        <text:list-item>
          <text:p text:style-name="P22">autopoiesis, </text:p>
        </text:list-item>
        <text:list-item>
          <text:p text:style-name="P22">biología evolutiva, </text:p>
        </text:list-item>
        <text:list-item>
          <text:p text:style-name="P21">computación distribuida. </text:p>
        </text:list-item>
      </text:list>
      <text:p text:style-name="Text_20_body">Esto le da más peso académico.</text:p>
      <text:p text:style-name="Horizontal_20_Line"/>
      <text:h text:style-name="Heading_20_1" text:outline-level="1">⭐ <text:span text:style-name="Strong_20_Emphasis">Estructura final resumida</text:span></text:h>
      <text:list xml:id="list2484051000" text:style-name="L12">
        <text:list-item>
          <text:p text:style-name="P24">Portada (opcional) </text:p>
        </text:list-item>
        <text:list-item>
          <text:p text:style-name="P24">Introducción </text:p>
        </text:list-item>
        <text:list-item>
          <text:p text:style-name="P24">Contexto conceptual </text:p>
        </text:list-item>
        <text:list-item>
          <text:p text:style-name="P24">Presentación del modelo funcional </text:p>
        </text:list-item>
        <text:list-item>
          <text:p text:style-name="P24"><text:soft-page-break/>Listado de temas del individuo </text:p>
        </text:list-item>
        <text:list-item>
          <text:p text:style-name="P24">Desarrollo detallado </text:p>
        </text:list-item>
        <text:list-item>
          <text:p text:style-name="P24">Integración: la inteligencia oculta </text:p>
        </text:list-item>
        <text:list-item>
          <text:p text:style-name="P24">Discusión y proyección </text:p>
        </text:list-item>
        <text:list-item>
          <text:p text:style-name="P24">Conclusiones </text:p>
        </text:list-item>
        <text:list-item>
          <text:p text:style-name="P24">Epílogo (opcional) </text:p>
        </text:list-item>
        <text:list-item>
          <text:p text:style-name="P23">Referencias (opcional) </text:p>
        </text:list-item>
      </text:list>
      <text:p text:style-name="Horizontal_20_Line"/>
      <text:p text:style-name="Text_20_body">Si quieres, ahora podemos:</text:p>
      <text:list xml:id="list2202434895" text:style-name="L13">
        <text:list-item>
          <text:p text:style-name="P26">Ajustar esta estructura, </text:p>
        </text:list-item>
        <text:list-item>
          <text:p text:style-name="P26">Añadir o quitar secciones, </text:p>
        </text:list-item>
        <text:list-item>
          <text:p text:style-name="P25">O empezar a escribir la <text:span text:style-name="Strong_20_Emphasis">Introducción</text:span>. </text:p>
        </text:list-item>
      </text:list>
      <text:p text:style-name="Text_20_body">Tú decides cómo avanzam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4T10:50:39.263000000</meta:creation-date>
    <dc:date>2026-01-04T10:51:41.489000000</dc:date>
    <meta:editing-duration>PT1M2S</meta:editing-duration>
    <meta:editing-cycles>1</meta:editing-cycles>
    <meta:document-statistic meta:table-count="0" meta:image-count="0" meta:object-count="0" meta:page-count="5" meta:paragraph-count="119" meta:word-count="774" meta:character-count="4877" meta:non-whitespace-character-count="4222"/>
    <meta:generator>LibreOffice/7.3.5.2$Windows_X86_64 LibreOffice_project/184fe81b8c8c30d8b5082578aee2fed2ea847c01</meta:generator>
  </office:meta>
</office:document-meta>
</file>